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1.7217in"/>
    </style:style>
    <style:style style:name="co7" style:family="table-column">
      <style:table-column-properties fo:break-before="auto" style:column-width="2.2598in"/>
    </style:style>
    <style:style style:name="co8" style:family="table-column">
      <style:table-column-properties fo:break-before="auto" style:column-width="3.1425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44in"/>
    </style:style>
    <style:style style:name="co9" style:family="table-column">
      <style:table-column-properties fo:break-before="auto" style:column-width="2.1953in"/>
    </style:style>
    <style:style style:name="co10" style:family="table-column">
      <style:table-column-properties fo:break-before="auto" style:column-width="2.1307in"/>
    </style:style>
    <style:style style:name="co11" style:family="table-column">
      <style:table-column-properties fo:break-before="auto" style:column-width="4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table table:name="syntax" table:style-name="ta1" table:print="false">
        <table:table-column table:style-name="co5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3" table:number-columns-repeated="1019" table:default-cell-style-name="ce4"/>
        <table:table-row table:style-name="ro1">
          <table:table-cell table:style-name="ce2" office:value-type="string">
            <text:p>component</text:p>
          </table:table-cell>
          <table:table-cell table:style-name="ce2" office:value-type="string">
            <text:p>Sub-components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if omitted</text:p>
          </table:table-cell>
          <table:table-cell table:style-name="ce2" office:value-type="string">
            <text:p>explanations</text:p>
          </table:table-cell>
          <table:table-cell table:number-columns-repeated="1019"/>
        </table:table-row>
        <table:table-row table:style-name="ro1">
          <table:table-cell office:value-type="string">
            <text:p>[session]</text:p>
          </table:table-cell>
          <table:table-cell office:value-type="string">
            <text:p>[set] [rest] [results]</text:p>
          </table:table-cell>
          <table:table-cell/>
          <table:table-cell table:style-name="ce2" office:value-type="string">
            <text:p>compulsor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r multiples thereo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set]</text:p>
          </table:table-cell>
          <table:table-cell office:value-type="string">
            <text:p>[ex] [val] [unit]</text:p>
          </table:table-cell>
          <table:table-cell table:number-columns-repeated="2"/>
          <table:table-cell office:value-type="string">
            <text:p>This requires more work!!! Map *all* possible combination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[ex] [reps] [val] [unit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reps] [ex] [val] [unit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reps] ([subset]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ex] [reps] (subset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[rest]</text:p>
          </table:table-cell>
          <table:table-cell office:value-type="string">
            <text:p>[rest symbol] [val] [unit]</text:p>
          </table:table-cell>
          <table:table-cell/>
          <table:table-cell office:value-type="string">
            <text:p>ok</text:p>
          </table:table-cell>
          <table:table-cell office:value-type="string">
            <text:p>special kind of exercise: (has value, unit, keyword etc.)</text:p>
            <text:p>But refers to preceding set or to nested reps in preceding sets</text:p>
            <text:p/>
            <text:p>/ refers to the deepest nesting</text:p>
            <text:p>// to the second deepest nesting etc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[results]</text:p>
          </table:table-cell>
          <table:table-cell office:value-type="string">
            <text:p>[result type]: [result set]</text:p>
          </table:table-cell>
          <table:table-cell table:number-columns-repeated="2"/>
          <table:table-cell office:value-type="string">
            <text:p>like "rest" in that it refers to preceding sets &amp; reps.</text:p>
            <text:p>Numbers must be match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[ex]</text:p>
          </table:table-cell>
          <table:table-cell/>
          <table:table-cell office:value-type="string">
            <text:p>Letters &amp;</text:p>
            <text:p>Abbreviations</text:p>
          </table:table-cell>
          <table:table-cell office:value-type="string">
            <text:p>deduce from unit (eg. 200mH)</text:p>
            <text:p>else assume running</text:p>
          </table:table-cell>
          <table:table-cell office:value-type="string">
            <text:p>name of exerci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val]</text:p>
          </table:table-cell>
          <table:table-cell/>
          <table:table-cell office:value-type="string">
            <text:p>digits</text:p>
          </table:table-cell>
          <table:table-cell table:style-name="ce2" office:value-type="string">
            <text:p>compulsory</text:p>
          </table:table-cell>
          <table:table-cell office:value-type="string">
            <text:p>digi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unit]</text:p>
          </table:table-cell>
          <table:table-cell/>
          <table:table-cell office:value-type="string">
            <text:p>letters</text:p>
          </table:table-cell>
          <table:table-cell office:value-type="string">
            <text:p>assume key unit</text:p>
          </table:table-cell>
          <table:table-cell office:value-type="string">
            <text:p>un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reps]</text:p>
          </table:table-cell>
          <table:table-cell/>
          <table:table-cell office:value-type="string">
            <text:p>x OR *</text:p>
          </table:table-cell>
          <table:table-cell office:value-type="string">
            <text:p>assume 1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rest symbol]</text:p>
          </table:table-cell>
          <table:table-cell/>
          <table:table-cell office:value-type="string">
            <text:p>/, //, ///...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bol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21" table:default-cell-style-name="Default"/>
        <table:table-row table:style-name="ro1">
          <table:table-cell table:style-name="ce3" office:value-type="string">
            <text:p>symbol</text:p>
          </table:table-cell>
          <table:table-cell table:style-name="ce3" office:value-type="string">
            <text:p>use1</text:p>
          </table:table-cell>
          <table:table-cell table:style-name="ce3" office:value-type="string">
            <text:p>use2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pace</text:p>
          </table:table-cell>
          <table:table-cell office:value-type="string">
            <text:p>delimiter</text:p>
          </table:table-cell>
          <table:table-cell table:number-columns-repeated="1022"/>
        </table:table-row>
        <table:table-row table:style-name="ro1">
          <table:table-cell office:value-type="string">
            <text:p>,</text:p>
          </table:table-cell>
          <table:table-cell office:value-type="string">
            <text:p>delimiter in series or decimal sign</text:p>
          </table:table-cell>
          <table:table-cell table:number-columns-repeated="1022"/>
        </table:table-row>
        <table:table-row table:style-name="ro1">
          <table:table-cell office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>
            <text:p>\n</text:p>
          </table:table-cell>
          <table:table-cell office:value-type="string">
            <text:p>treat as space</text:p>
          </table:table-cell>
          <table:table-cell table:number-columns-repeated="1022"/>
        </table:table-row>
        <table:table-row table:style-name="ro1">
          <table:table-cell office:value-type="string">
            <text:p>x</text:p>
          </table:table-cell>
          <table:table-cell office:value-type="string">
            <text:p>multiple repetitions</text:p>
          </table:table-cell>
          <table:table-cell office:value-type="string">
            <text:p>preceded by digit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17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stav Klingstedt</meta:initial-creator>
    <meta:creation-date>2011-04-30T11:13:01</meta:creation-date>
    <meta:generator>OpenOffice.org/3.2$Linux OpenOffice.org_project/320m19$Build-9505</meta:generator>
    <dc:date>2011-05-01T17:02:29</dc:date>
    <dc:creator>Gustav Klingstedt</dc:creator>
    <meta:editing-duration>PT05H47M18S</meta:editing-duration>
    <meta:editing-cycles>6</meta:editing-cycles>
    <meta:document-statistic meta:table-count="2" meta:cell-count="53" meta:object-count="0"/>
  </office:meta>
</office:document-meta>
</file>